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3" style:family="table-row">
      <style:table-row-properties style:min-row-height="0.778cm" fo:keep-together="auto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8241d" officeooo:paragraph-rsid="0008241d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8241d" officeooo:paragraph-rsid="0008241d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8241d" officeooo:paragraph-rsid="0008241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ba563" officeooo:paragraph-rsid="000ba563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a563" officeooo:paragraph-rsid="000ba563" style:font-weight-asian="bold" style:font-name-complex="Arial"/>
    </style:style>
    <style:style style:name="P12" style:family="paragraph" style:parent-style-name="Standard"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paragraph-rsid="0008241d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6a7d6" officeooo:paragraph-rsid="000ba563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ba563" officeooo:paragraph-rsid="000ba563" style:font-name-complex="Arial"/>
    </style:style>
    <style:style style:name="P20" style:family="paragraph" style:parent-style-name="Standard"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2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a563" officeooo:paragraph-rsid="000ba563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0ba563" officeooo:paragraph-rsid="0006a7d6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0e2d40" officeooo:paragraph-rsid="000e2d40" style:font-name-complex="Arial"/>
    </style:style>
    <style:style style:name="P27" style:family="paragraph" style:parent-style-name="Standard">
      <style:text-properties style:font-name="Arial" fo:font-style="italic" officeooo:rsid="000e2d40" officeooo:paragraph-rsid="000e2d40" style:font-style-asian="italic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e2d40" style:font-style-asian="normal" style:font-name-complex="Arial" style:font-style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2d40" officeooo:paragraph-rsid="000e2d40" style:font-weight-asian="bold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Arial" fo:font-weight="bold" officeooo:rsid="000e2d40" officeooo:paragraph-rsid="000e2d40" style:font-weight-asian="bold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2d40" officeooo:paragraph-rsid="000e2d40" style:font-weight-asian="normal" style:font-name-complex="Arial" style:font-weight-complex="normal"/>
    </style:style>
    <style:style style:name="P32" style:family="paragraph" style:parent-style-name="Heading_20_1">
      <style:text-properties fo:font-size="12pt" style:font-size-asian="12pt"/>
    </style:style>
    <style:style style:name="P33" style:family="paragraph" style:parent-style-name="Heading_20_3">
      <style:text-properties fo:font-style="normal" officeooo:rsid="0006a7d6" officeooo:paragraph-rsid="0006a7d6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3d4de" style:font-name-asian="Arial"/>
    </style:style>
    <style:style style:name="T3" style:family="text">
      <style:text-properties officeooo:rsid="0006a7d6" style:font-name-asian="Arial"/>
    </style:style>
    <style:style style:name="T4" style:family="text">
      <style:text-properties officeooo:rsid="0008241d" style:font-name-asian="Arial"/>
    </style:style>
    <style:style style:name="T5" style:family="text">
      <style:text-properties officeooo:rsid="000ba563" style:font-name-asian="Arial"/>
    </style:style>
    <style:style style:name="T6" style:family="text">
      <style:text-properties officeooo:rsid="0006a7d6"/>
    </style:style>
    <style:style style:name="T7" style:family="text">
      <style:text-properties officeooo:rsid="0009b38d"/>
    </style:style>
    <style:style style:name="T8" style:family="text">
      <style:text-properties officeooo:rsid="000ba563"/>
    </style:style>
    <style:style style:name="T9" style:family="text">
      <style:text-properties officeooo:rsid="000e2d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2" text:outline-level="1">Caso de Uso</text:h>
          </table:table-cell>
          <table:table-cell table:style-name="Tabla1.B1" table:number-columns-spanned="5" office:value-type="string">
            <text:h text:style-name="P33" text:outline-level="3"><text:span text:style-name="T9">Consultar disponibilidad de</text:span> medicam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7">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2"><text:span text:style-name="T6">Médico</text:span>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2"><text:span text:style-name="T9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2"/>
          </table:table-cell>
          <table:covered-table-cell/>
          <table:table-cell table:style-name="Tabla1.D4" table:number-columns-spanned="5" office:value-type="string">
            <text:p text:style-name="P27">8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2">Debe de existir una cita <text:span text:style-name="T6">o visita entre</text:span> el paciente y el <text:span text:style-name="T6">médi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2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6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6">1.0</text:p>
          </table:table-cell>
        </table:table-row>
      </table:table>
      <text:p text:style-name="P2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Propósito</text:p>
          </table:table-cell>
        </table:table-row>
        <table:table-row table:style-name="Tabla2.1">
          <table:table-cell table:style-name="Tabla2.A2" office:value-type="string">
            <text:p text:style-name="P23">El <text:span text:style-name="T6">médico</text:span> <text:span text:style-name="T9">quiere consultar la disponibilidad de un medicamento.</text:span></text:p>
          </table:table-cell>
        </table:table-row>
      </table:table>
      <text:p text:style-name="P2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Resumen</text:p>
          </table:table-cell>
        </table:table-row>
        <table:table-row table:style-name="Tabla3.1">
          <table:table-cell table:style-name="Tabla3.A2" office:value-type="string">
            <text:p text:style-name="P28"><text:span text:style-name="T9">Se informa al médico de la disponibilidad de un medicamento.</text:span></text:p>
          </table:table-cell>
        </table:table-row>
      </table:table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0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7"><text:span text:style-name="T6">Médico</text:span>: <text:span text:style-name="T9">Consulta al sistema sobre un medicamento</text:span></text:p>
          </table:table-cell>
          <table:table-cell table:style-name="Tabla4.C2" office:value-type="string">
            <text:p text:style-name="P29">2</text:p>
          </table:table-cell>
          <table:table-cell table:style-name="Tabla4.D2" office:value-type="string">
            <text:p text:style-name="P31">El sistema comprueba la disponibilidad del medicamento</text:p>
          </table:table-cell>
        </table:table-row>
        <table:table-row table:style-name="Tabla4.3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4"/>
          </table:table-cell>
          <table:table-cell table:style-name="Tabla4.C3" office:value-type="string">
            <text:p text:style-name="P30">3</text:p>
          </table:table-cell>
          <table:table-cell table:style-name="Tabla4.D3" office:value-type="string">
            <text:p text:style-name="P26"><text:span text:style-name="T5">I</text:span><text:span text:style-name="T1">nforma sobre dicha disponibilidad</text:span></text:p>
          </table:table-cell>
        </table:table-row>
      </table:table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/>
          </table:table-cell>
          <table:table-cell table:style-name="Tabla5.B2" table:number-columns-spanned="4" office:value-type="string">
            <text:p text:style-name="P14"><text:span text:style-name="T4"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Normalmente una vez por cada cita que atiende el médico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23:52:28.201626999</dc:date>
    <meta:print-date>2012-03-13T15:37:00</meta:print-date>
    <meta:editing-cycles>14</meta:editing-cycles>
    <meta:editing-duration>PT1H7M23S</meta:editing-duration>
    <meta:generator>LibreOffice/5.1.6.2$Linux_X86_64 LibreOffice_project/10m0$Build-2</meta:generator>
    <meta:document-statistic meta:table-count="5" meta:image-count="0" meta:object-count="0" meta:page-count="1" meta:paragraph-count="44" meta:word-count="114" meta:character-count="747" meta:non-whitespace-character-count="676"/>
  </office:meta>
</office:document-meta>
</file>